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ingzat1" svg:font-family="Mingzat" style:font-family-generic="roman"/>
    <style:font-face style:name="Minion Pro" svg:font-family="'Minion Pro'" style:font-family-generic="roman"/>
    <style:font-face style:name="Mingzat" svg:font-family="Mingzat"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ngzat" fo:font-size="14pt" style:font-size-asian="14pt" style:font-name-complex="Mingzat" style:font-size-complex="14pt"/>
    </style:style>
    <style:style style:name="P2" style:family="paragraph" style:parent-style-name="Text_20_body">
      <style:text-properties style:font-name="Mingzat" fo:font-size="14pt" style:font-size-asian="14pt" style:font-name-complex="Mingzat" style:font-size-complex="14pt"/>
    </style:style>
    <style:style style:name="P3" style:family="paragraph" style:parent-style-name="Text_20_body">
      <style:paragraph-properties fo:margin-left="0in" fo:margin-right="0in" fo:margin-top="0in" fo:margin-bottom="0in" style:contextual-spacing="false" fo:text-indent="0in" style:auto-text-indent="false"/>
      <style:text-properties style:font-name="Mingzat" fo:font-size="14pt" style:font-size-asian="14pt" style:font-name-complex="Mingzat" style:font-size-complex="14pt"/>
    </style:style>
    <style:style style:name="P4" style:family="paragraph" style:parent-style-name="Standard" style:master-page-name="Standard">
      <style:paragraph-properties style:page-number="auto"/>
      <style:text-properties style:font-name="Mingzat" fo:font-size="14pt" style:font-size-asian="14pt" style:font-name-complex="Mingzat" style:font-size-complex="14pt"/>
    </style:style>
    <style:style style:name="P5" style:family="paragraph" style:parent-style-name="Standard">
      <style:text-properties style:font-name="Mingzat" fo:font-size="14pt" officeooo:paragraph-rsid="0012da91" style:font-size-asian="14pt" style:font-name-complex="Mingzat" style:font-size-complex="14pt"/>
    </style:style>
    <style:style style:name="P6" style:family="paragraph" style:parent-style-name="_5b_Basic_20_Paragraph_5d_">
      <style:text-properties style:font-name="Mingzat" fo:font-size="14pt" fo:language="lb" fo:country="LU" officeooo:rsid="00145ca5" officeooo:paragraph-rsid="0012da91" style:font-size-asian="14pt" style:font-name-complex="Mingzat" style:font-size-complex="14pt"/>
    </style:style>
    <style:style style:name="P7" style:family="paragraph" style:parent-style-name="_5b_Basic_20_Paragraph_5d_" style:master-page-name="Standard">
      <style:paragraph-properties style:page-number="auto"/>
      <style:text-properties style:font-name="Mingzat" fo:font-size="14pt" fo:language="en" fo:country="US" officeooo:rsid="0012da91" officeooo:paragraph-rsid="0012da91" style:font-size-asian="14pt" style:font-name-complex="Mingzat" style:font-size-complex="14pt"/>
    </style:style>
    <style:style style:name="T1" style:family="text">
      <style:text-properties style:font-name="Mingzat" fo:font-size="36pt" fo:language="lb" fo:country="LU" officeooo:rsid="00145ca5" style:font-size-asian="36pt" style:font-size-complex="36pt"/>
    </style:style>
    <style:style style:name="T2" style:family="text">
      <style:text-properties style:font-name="Mingzat" fo:font-size="36pt" fo:language="lb" fo:country="LU" officeooo:rsid="00145ca5" style:font-size-asian="36pt" style:font-name-complex="Mingzat" style:font-size-complex="36pt"/>
    </style:style>
    <style:style style:name="T3" style:family="text">
      <style:text-properties style:font-name="Mingzat" fo:font-size="14pt" fo:language="lb" fo:country="LU" officeooo:rsid="00145ca5" style:font-size-asian="14pt" style:font-name-complex="Mingzat" style:font-size-complex="14pt"/>
    </style:style>
    <style:style style:name="T4" style:family="text">
      <style:text-properties style:font-name="Mingzat1"/>
    </style:style>
    <style:style style:name="T5" style:family="text">
      <style:text-properties style:font-name="Mingzat1" fo:font-size="14pt" style:font-size-asian="14pt"/>
    </style:style>
    <style:style style:name="T6" style:family="text">
      <style:text-properties style:font-name="Mingzat1" fo:font-size="14pt" style:font-size-asian="14pt" style:font-name-complex="Mingzat"/>
    </style:style>
    <style:style style:name="T7" style:family="text">
      <style:text-properties style:font-name="Mingzat1" fo:font-size="14pt" style:font-size-asian="14pt" style:font-name-complex="Mingzat" style:font-size-complex="14pt"/>
    </style:style>
    <style:style style:name="T8" style:family="text">
      <style:text-properties style:font-name="Mingzat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Office (Graphite)</text:p>
      <text:p text:style-name="P1">Standard chars</text:p>
      <text:p text:style-name="P1">ᰀ ᰁ ᰂ ᰃ ᰄ ᰅ ᰆ ᰇ ᰈ ᰉ ᰊ ᰋ ᰌ ᰍ ᰎ ᰏ ᰐ ᰑ ᰒ ᰓ ᰔ ᰕ ᰖ ᰗ ᰘ ᰙ ᰚ ᰛ ᰜ ᰝ ᰞ ᰟ ᰠ ᰡ ᰢ ᰣ ᱍ ᱎ ᱏ</text:p>
      <text:p text:style-name="P1">Nukta: ᰙ᰷ ᰛ᰷ </text:p>
      <text:p text:style-name="P1">Ya/Ra ◌ᰤ ◌ᰥ </text:p>
      <text:p text:style-name="P1">Vowels: ◌ᰦ ◌ᰧ ◌ᰨ ◌ᰩ ◌ᰪ ◌ᰫ ◌ᰬ </text:p>
      <text:p text:style-name="P1">Final Cons: ◌ᰭ ◌ᰮ ◌ᰯ ◌ᰰ ◌ᰱ ◌ᰲ ◌ᰳ ◌ᰴ ◌ᰵ</text:p>
      <text:p text:style-name="P1">Ran: ◌ᰶ</text:p>
      <text:p text:style-name="P1">Nukta: ◌᰷ </text:p>
      <text:p text:style-name="P1">Other: ᰻ ᰼ ᰽ ᰾ ᰿ </text:p>
      <text:p text:style-name="P1">Numbers: ᱀ ᱁ ᱂ ᱃ ᱄ ᱅ ᱆ ᱇ ᱈ ᱉ </text:p>
      <text:p text:style-name="P1">Conjuncts</text:p>
      <text:p text:style-name="P1">ᰀᰤ ᰁᰤ ᰂᰤ ᰃᰤ ᰄᰤ ᰅᰤ ᰊᰤ ᰋᰤ ᰌᰤ ᰎᰤ ᰏᰤ ᰐᰤ ᰑᰤ ᰒᰤ ᰓᰤ ᰔᰤ ᰕᰤ ᰖᰤ ᰛᰤ ᰜᰤ ᰝᰤ ᰞᰤ ᰟᰤ ᰡᰤ ᰣᰤ ᰀᰥ ᰃᰥ ᰅᰥ ᰎᰥ ᰑᰥ ᰓᰥ ᰕᰥ ᰝᰥ ᰀ᰷ᰥ ᰃ᰷ᰥ ᰝ᰷ᰥ ᰀᰥᰤ ᰃᰥᰤ ᰅᰥᰤ ᰎᰥᰤ ᰑᰥᰤ ᰓᰥᰤ ᰕᰥᰤ ᰝᰥᰤ </text:p>
      <text:p text:style-name="P1">1C35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text:soft-page-break/>ᰃᰥᰵ ᰅᰥᰵ ᰎᰥᰵ ᰑᰥᰵ ᰓᰥᰵ ᰕᰥᰵ ᰝᰥᰵ ᰀ᰷ᰥᰵ ᰃ᰷ᰥᰵ ᰝ᰷ᰥᰵ ᰀᰥᰤᰵ ᰃᰥᰤᰵ ᰅᰥᰤᰵ ᰎᰥᰤᰵ ᰑᰥᰤᰵ ᰓᰥᰤᰵ ᰕᰥᰤᰵ ᰝᰥᰤᰵ </text:p>
      <text:p text:style-name="P1">1C26/1C35 (after/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7/1c35 (before/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8/1c35 (before/before)</text:p>
      <text:p text:style-name="P1">ᰀᰨᰵ ᰁᰨᰵ ᰂᰨᰵ ᰃᰨᰵ ᰄᰨᰵ ᰅᰨᰵ ᰆᰨᰵ ᰇᰨᰵ ᰈᰨᰵ ᰉᰨᰵ ᰊᰨᰵ ᰋᰨᰵ ᰌᰨᰵ ᰍᰨᰵ ᰎᰨᰵ ᰏᰨᰵ ᰐᰨᰵ ᰑᰨᰵ ᰒᰨᰵ ᰓᰨᰵ ᰔᰨᰵ ᰕᰨᰵ ᰖᰨᰵ ᰗᰨᰵ ᰘᰨᰵ ᰙᰨᰵ ᰚᰨᰵ ᰛᰨᰵ ᰜᰨᰵ ᰝᰨᰵ ᰞᰨᰵ ᰟᰨᰵ ᰠᰨᰵ ᰡᰨᰵ ᰢᰨᰵ ᰣᰨᰵ ᱍᰨᰵ ᱎᰨᰵ ᱏᰨᰵ ᰙ᰷ᰨᰵ ᰛ᰷ᰨᰵ ᰀᰤᰨᰵ ᰁᰤᰨᰵ ᰂᰤᰨᰵ ᰃᰤᰨᰵ ᰄᰤᰨᰵ ᰅᰤᰨᰵ ᰊᰤᰨᰵ ᰋᰤᰨᰵ ᰌᰤᰨᰵ ᰎᰤᰨᰵ ᰏᰤᰨᰵ ᰐᰤᰨᰵ ᰑᰤᰨᰵ ᰒᰤᰨᰵ ᰓᰤᰨᰵ ᰔᰤᰨᰵ ᰕᰤᰨᰵ <text:soft-page-break/>ᰖᰤᰨᰵ ᰛᰤᰨᰵ ᰜᰤᰨᰵ ᰝᰤᰨᰵ ᰞᰤᰨᰵ ᰟᰤᰨᰵ ᰡᰤᰨᰵ ᰣᰤᰨᰵ ᰀᰥᰨᰵ ᰃᰥᰨᰵ ᰅᰥᰨᰵ ᰎᰥᰨᰵ ᰑᰥᰨᰵ ᰓᰥᰨᰵ ᰕᰥᰨᰵ ᰝᰥᰨᰵ ᰀ᰷ᰥᰨᰵ ᰃ᰷ᰥᰨᰵ ᰝ᰷ᰥᰨᰵ ᰀᰥᰤᰨᰵ ᰃᰥᰤᰨᰵ ᰅᰥᰤᰨᰵ ᰎᰥᰤᰨᰵ ᰑᰥᰤᰨᰵ ᰓᰥᰤᰨᰵ ᰕᰥᰤᰨᰵ ᰝᰥᰤᰨᰵ </text:p>
      <text:p text:style-name="P1">1c29/1c35 (before/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a/1c35 (after/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b/1c35 (after/before)</text:p>
      <text:p text:style-name="P1">ᰀᰫᰵ ᰁᰫᰵ ᰂᰫᰵ ᰃᰫᰵ ᰄᰫᰵ ᰅᰫᰵ ᰆᰫᰵ ᰇᰫᰵ ᰈᰫᰵ ᰉᰫᰵ ᰊᰫᰵ ᰋᰫᰵ ᰌᰫᰵ ᰍᰫᰵ ᰎᰫᰵ ᰏᰫᰵ ᰐᰫᰵ ᰑᰫᰵ ᰒᰫᰵ ᰓᰫᰵ ᰔᰫᰵ ᰕᰫᰵ ᰖᰫᰵ ᰗᰫᰵ ᰘᰫᰵ ᰙᰫᰵ ᰚᰫᰵ ᰛᰫᰵ ᰜᰫᰵ ᰝᰫᰵ ᰞᰫᰵ ᰟᰫᰵ ᰠᰫᰵ ᰡᰫᰵ ᰢᰫᰵ ᰣᰫᰵ ᱍᰫᰵ ᱎᰫᰵ ᱏᰫᰵ ᰙ᰷ᰫᰵ ᰛ᰷ᰫᰵ ᰀᰤᰫᰵ ᰁᰤᰫᰵ ᰂᰤᰫᰵ ᰃᰤᰫᰵ ᰄᰤᰫᰵ ᰅᰤᰫᰵ ᰊᰤᰫᰵ ᰋᰤᰫᰵ ᰌᰤᰫᰵ ᰎᰤᰫᰵ ᰏᰤᰫᰵ ᰐᰤᰫᰵ ᰑᰤᰫᰵ <text:soft-page-break/>ᰒᰤᰫᰵ ᰓᰤᰫᰵ ᰔᰤᰫᰵ ᰕᰤᰫᰵ ᰖᰤᰫᰵ ᰛᰤᰫᰵ ᰜᰤᰫᰵ ᰝᰤᰫᰵ ᰞᰤᰫᰵ ᰟᰤᰫᰵ ᰡᰤᰫᰵ ᰣᰤᰫᰵ ᰀᰥᰫᰵ ᰃᰥᰫᰵ ᰅᰥᰫᰵ ᰎᰥᰫᰵ ᰑᰥᰫᰵ ᰓᰥᰫᰵ ᰕᰥᰫᰵ ᰝᰥᰫᰵ ᰀ᰷ᰥᰫᰵ ᰃ᰷ᰥᰫᰵ ᰝ᰷ᰥᰫᰵ ᰀᰥᰤᰫᰵ ᰃᰥᰤᰫᰵ ᰅᰥᰤᰫᰵ ᰎᰥᰤᰫᰵ ᰑᰥᰤᰫᰵ ᰓᰥᰤᰫᰵ ᰕᰥᰤᰫᰵ ᰝᰥᰤᰫᰵ </text:p>
      <text:p text:style-name="P1">1c2c/1c35 (below/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7"><text:span text:style-name="T4">1c2c/1c2e (below/above)</text:span></text:p>
      <text:p text:style-name="P6"><text:span text:style-name="T4">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span></text:p>
      <text:p text:style-name="P5">1c34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6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7 (before)</text:p>
      <text:p text:style-name="P1"><text:soft-page-break/>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8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9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a (after)</text:p>
      <text:p text:style-name="P1"><text:soft-page-break/>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b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c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
      <text:p text:style-name="P1">Combining marks</text:p>
      <text:p text:style-name="P1">◌ᰨᰵ ◌ᰩᰭ ◌ᰩᰮ ◌ᰩᰯ ◌ᰩᰰ ◌ᰩᰱ ◌ᰩᰲ ◌ᰩᰳ ◌ᰩᰵ </text:p>
      <text:p text:style-name="P1"><text:soft-page-break/>◌ᰭ ◌ᰮ ◌ᰯ ◌ᰰ ◌ᰱ ◌ᰲ ◌ᰳ ◌ᰧᰵ ◌ᰬ</text:p>
      <text:p text:style-name="P1">Add Ran</text:p>
      <text:p text:style-name="P1">1C35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6/1C35 (after/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7/1c35 (before/before)</text:p>
      <text:p text:style-name="P1">ᰀᰧᰵᰶ ᰁᰧᰵᰶ ᰂᰧᰵᰶ ᰃᰧᰵᰶ ᰄᰧᰵᰶ ᰅᰧᰵᰶ ᰆᰧᰵᰶ ᰇᰧᰵᰶ ᰈᰧᰵᰶ ᰉᰧᰵᰶ ᰊᰧᰵᰶ ᰋᰧᰵᰶ ᰌᰧᰵᰶ ᰍᰧᰵᰶ ᰎᰧᰵᰶ ᰏᰧᰵᰶ ᰐᰧᰵᰶ ᰑᰧᰵᰶ ᰒᰧᰵᰶ ᰓᰧᰵᰶ ᰔᰧᰵᰶ ᰕᰧᰵᰶ ᰖᰧᰵᰶ ᰗᰧᰵᰶ ᰘᰧᰵᰶ ᰙᰧᰵᰶ ᰚᰧᰵᰶ ᰛᰧᰵᰶ ᰜᰧᰵᰶ ᰝᰧᰵᰶ ᰞᰧᰵᰶ ᰟᰧᰵᰶ ᰠᰧᰵᰶ ᰡᰧᰵᰶ ᰢᰧᰵᰶ ᰣᰧᰵᰶ ᱍᰧᰵᰶ ᱎᰧᰵᰶ ᱏᰧᰵᰶ ᰙ᰷ᰧᰵᰶ ᰛ᰷ᰧᰵᰶ ᰀᰤᰧᰵᰶ ᰁᰤᰧᰵᰶ ᰂᰤᰧᰵᰶ ᰃᰤᰧᰵᰶ ᰄᰤᰧᰵᰶ ᰅᰤᰧᰵᰶ ᰊᰤᰧᰵᰶ ᰋᰤᰧᰵᰶ ᰌᰤᰧᰵᰶ ᰎᰤᰧᰵᰶ ᰏᰤᰧᰵᰶ ᰐᰤᰧᰵᰶ ᰑᰤᰧᰵᰶ ᰒᰤᰧᰵᰶ ᰓᰤᰧᰵᰶ ᰔᰤᰧᰵᰶ ᰕᰤᰧᰵᰶ ᰖᰤᰧᰵᰶ ᰛᰤᰧᰵᰶ ᰜᰤᰧᰵᰶ <text:soft-page-break/>ᰝᰤᰧᰵᰶ ᰞᰤᰧᰵᰶ ᰟᰤᰧᰵᰶ ᰡᰤᰧᰵᰶ ᰣᰤᰧᰵᰶ ᰀᰥᰧᰵᰶ ᰃᰥᰧᰵᰶ ᰅᰥᰧᰵᰶ ᰎᰥᰧᰵᰶ ᰑᰥᰧᰵᰶ ᰓᰥᰧᰵᰶ ᰕᰥᰧᰵᰶ ᰝᰥᰧᰵᰶ ᰀ᰷ᰥᰧᰵᰶ ᰃ᰷ᰥᰧᰵᰶ ᰝ᰷ᰥᰧᰵᰶ ᰀᰥᰤᰧᰵᰶ ᰃᰥᰤᰧᰵᰶ ᰅᰥᰤᰧᰵᰶ ᰎᰥᰤᰧᰵᰶ ᰑᰥᰤᰧᰵᰶ ᰓᰥᰤᰧᰵᰶ ᰕᰥᰤᰧᰵᰶ ᰝᰥᰤᰧᰵᰶ </text:p>
      <text:p text:style-name="P1">1c28/1c35 (before/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9/1c35 (before/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a/1c35 (after/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text:soft-page-break/>ᰑᰥᰪᰵᰶ ᰓᰥᰪᰵᰶ ᰕᰥᰪᰵᰶ ᰝᰥᰪᰵᰶ ᰀ᰷ᰥᰪᰵᰶ ᰃ᰷ᰥᰪᰵᰶ ᰝ᰷ᰥᰪᰵᰶ ᰀᰥᰤᰪᰵᰶ ᰃᰥᰤᰪᰵᰶ ᰅᰥᰤᰪᰵᰶ ᰎᰥᰤᰪᰵᰶ ᰑᰥᰤᰪᰵᰶ ᰓᰥᰤᰪᰵᰶ ᰕᰥᰤᰪᰵᰶ ᰝᰥᰤᰪᰵᰶ </text:p>
      <text:p text:style-name="P1">1c2b/1c35 (after/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c/1c35 (below/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34 (before)</text:p>
      <text:p text:style-name="P1">ᰀᰴᰶ ᰁᰴᰶ ᰂᰴᰶ ᰃᰴᰶ ᰄᰴᰶ ᰅᰴᰶ ᰆᰴᰶ ᰇᰴᰶ ᰈᰴᰶ ᰉᰴᰶ ᰊᰴᰶ ᰋᰴᰶ ᰌᰴᰶ ᰍᰴᰶ ᰎᰴᰶ ᰏᰴᰶ ᰐᰴᰶ ᰑᰴᰶ ᰒᰴᰶ ᰓᰴᰶ ᰔᰴᰶ ᰕᰴᰶ ᰖᰴᰶ ᰗᰴᰶ ᰘᰴᰶ ᰙᰴᰶ ᰚᰴᰶ ᰛᰴᰶ ᰜᰴᰶ ᰝᰴᰶ ᰞᰴᰶ ᰟᰴᰶ ᰠᰴᰶ ᰡᰴᰶ ᰢᰴᰶ ᰣᰴᰶ ᱍᰴᰶ ᱎᰴᰶ ᱏᰴᰶ ᰙ᰷ᰴᰶ ᰛ᰷ᰴᰶ ᰀᰤᰴᰶ ᰁᰤᰴᰶ ᰂᰤᰴᰶ ᰃᰤᰴᰶ ᰄᰤᰴᰶ ᰅᰤᰴᰶ ᰊᰤᰴᰶ ᰋᰤᰴᰶ ᰌᰤᰴᰶ ᰎᰤᰴᰶ ᰏᰤᰴᰶ ᰐᰤᰴᰶ ᰑᰤᰴᰶ ᰒᰤᰴᰶ ᰓᰤᰴᰶ ᰔᰤᰴᰶ ᰕᰤᰴᰶ ᰖᰤᰴᰶ ᰛᰤᰴᰶ ᰜᰤᰴᰶ <text:soft-page-break/>ᰝᰤᰴᰶ ᰞᰤᰴᰶ ᰟᰤᰴᰶ ᰡᰤᰴᰶ ᰣᰤᰴᰶ ᰀᰥᰴᰶ ᰃᰥᰴᰶ ᰅᰥᰴᰶ ᰎᰥᰴᰶ ᰑᰥᰴᰶ ᰓᰥᰴᰶ ᰕᰥᰴᰶ ᰝᰥᰴᰶ ᰀ᰷ᰥᰴᰶ ᰃ᰷ᰥᰴᰶ ᰝ᰷ᰥᰴᰶ ᰀᰥᰤᰴᰶ ᰃᰥᰤᰴᰶ ᰅᰥᰤᰴᰶ ᰎᰥᰤᰴᰶ ᰑᰥᰤᰴᰶ ᰓᰥᰤᰴᰶ ᰕᰥᰤᰴᰶ ᰝᰥᰤᰴᰶ </text:p>
      <text:p text:style-name="P1">Add Above FCS</text:p>
      <text:p text:style-name="P1">1c26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7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8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text:soft-page-break/>ᰅᰥᰨᰱ ᰎᰥᰨᰱ ᰑᰥᰨᰱ ᰓᰥᰨᰱ ᰕᰥᰨᰱ ᰝᰥᰨᰱ ᰀ᰷ᰥᰨᰱ ᰃ᰷ᰥᰨᰱ ᰝ᰷ᰥᰨᰱ ᰀᰥᰤᰨᰱ ᰃᰥᰤᰨᰱ ᰅᰥᰤᰨᰱ ᰎᰥᰤᰨᰱ ᰑᰥᰤᰨᰱ ᰓᰥᰤᰨᰱ ᰕᰥᰤᰨᰱ ᰝᰥᰤᰨᰱ </text:p>
      <text:p text:style-name="P1">1c29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a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b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text:soft-page-break/>ᰡᰤᰫᰳ ᰣᰤᰫᰳ ᰀᰥᰫᰳ ᰃᰥᰫᰳ ᰅᰥᰫᰳ ᰎᰥᰫᰳ ᰑᰥᰫᰳ ᰓᰥᰫᰳ ᰕᰥᰫᰳ ᰝᰥᰫᰳ ᰀ᰷ᰥᰫᰳ ᰃ᰷ᰥᰫᰳ ᰝ᰷ᰥᰫᰳ ᰀᰥᰤᰫᰳ ᰃᰥᰤᰫᰳ ᰅᰥᰤᰫᰳ ᰎᰥᰤᰫᰳ ᰑᰥᰤᰫᰳ ᰓᰥᰤᰫᰳ ᰕᰥᰤᰫᰳ ᰝᰥᰤᰫᰳ </text:p>
      <text:p text:style-name="P1">Add Above FCS and Ran</text:p>
      <text:p text:style-name="P1">1c26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7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8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text:soft-page-break/>ᰅᰥᰨᰱᰶ ᰎᰥᰨᰱᰶ ᰑᰥᰨᰱᰶ ᰓᰥᰨᰱᰶ ᰕᰥᰨᰱᰶ ᰝᰥᰨᰱᰶ ᰀ᰷ᰥᰨᰱᰶ ᰃ᰷ᰥᰨᰱᰶ ᰝ᰷ᰥᰨᰱᰶ ᰀᰥᰤᰨᰱᰶ ᰃᰥᰤᰨᰱᰶ ᰅᰥᰤᰨᰱᰶ ᰎᰥᰤᰨᰱᰶ ᰑᰥᰤᰨᰱᰶ ᰓᰥᰤᰨᰱᰶ ᰕᰥᰤᰨᰱᰶ ᰝᰥᰤᰨᰱᰶ </text:p>
      <text:p text:style-name="P1">1c29 (before)</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a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ᰡᰤᰪᰲᰶ ᰣᰤᰪᰲᰶ ᰀᰥᰪᰲᰶ ᰃᰥᰪᰲᰶ ᰅᰥᰪᰲᰶ ᰎᰥᰪᰲᰶ ᰑᰥᰪᰲᰶ ᰓᰥᰪᰲᰶ ᰕᰥᰪᰲᰶ ᰝᰥᰪᰲᰶ ᰀ᰷ᰥᰪᰲᰶ ᰃ᰷ᰥᰪᰲᰶ ᰝ᰷ᰥᰪᰲᰶ ᰀᰥᰤᰪᰲᰶ ᰃᰥᰤᰪᰲᰶ ᰅᰥᰤᰪᰲᰶ ᰎᰥᰤᰪᰲᰶ ᰑᰥᰤᰪᰲᰶ ᰓᰥᰤᰪᰲᰶ ᰕᰥᰤᰪᰲᰶ ᰝᰥᰤᰪᰲᰶ </text:p>
      <text:p text:style-name="P1">1c2b (after)</text:p>
      <text:p text:style-name="P1">ᰀᰫᰳᰶ ᰁᰫᰳᰶ ᰂᰫᰳᰶ ᰃᰫᰳᰶ ᰄᰫᰳᰶ ᰅᰫᰳᰶ ᰆᰫᰳᰶ ᰇᰫᰳᰶ ᰈᰫᰳᰶ ᰉᰫᰳᰶ ᰊᰫᰳᰶ ᰋᰫᰳᰶ ᰌᰫᰳᰶ ᰍᰫᰳᰶ ᰎᰫᰳᰶ ᰏᰫᰳᰶ ᰐᰫᰳᰶ ᰑᰫᰳᰶ ᰒᰫᰳᰶ ᰓᰫᰳᰶ ᰔᰫᰳᰶ ᰕᰫᰳᰶ ᰖᰫᰳᰶ ᰗᰫᰳᰶ ᰘᰫᰳᰶ ᰙᰫᰳᰶ ᰚᰫᰳᰶ ᰛᰫᰳᰶ ᰜᰫᰳᰶ ᰝᰫᰳᰶ ᰞᰫᰳᰶ ᰟᰫᰳᰶ ᰠᰫᰳᰶ ᰡᰫᰳᰶ ᰢᰫᰳᰶ ᰣᰫᰳᰶ ᱍᰫᰳᰶ ᱎᰫᰳᰶ ᱏᰫᰳᰶ ᰙ᰷ᰫᰳᰶ ᰛ᰷ᰫᰳᰶ ᰀᰤᰫᰳᰶ ᰁᰤᰫᰳᰶ ᰂᰤᰫᰳᰶ ᰃᰤᰫᰳᰶ ᰄᰤᰫᰳᰶ ᰅᰤᰫᰳᰶ ᰊᰤᰫᰳᰶ ᰋᰤᰫᰳᰶ ᰌᰤᰫᰳᰶ ᰎᰤᰫᰳᰶ ᰏᰤᰫᰳᰶ ᰐᰤᰫᰳᰶ ᰑᰤᰫᰳᰶ ᰒᰤᰫᰳᰶ ᰓᰤᰫᰳᰶ ᰔᰤᰫᰳᰶ ᰕᰤᰫᰳᰶ ᰖᰤᰫᰳᰶ ᰛᰤᰫᰳᰶ ᰜᰤᰫᰳᰶ ᰝᰤᰫᰳᰶ ᰞᰤᰫᰳᰶ ᰟᰤᰫᰳᰶ <text:soft-page-break/>ᰡᰤᰫᰳᰶ ᰣᰤᰫᰳᰶ ᰀᰥᰫᰳᰶ ᰃᰥᰫᰳᰶ ᰅᰥᰫᰳᰶ ᰎᰥᰫᰳᰶ ᰑᰥᰫᰳᰶ ᰓᰥᰫᰳᰶ ᰕᰥᰫᰳᰶ ᰝᰥᰫᰳᰶ ᰀ᰷ᰥᰫᰳᰶ ᰃ᰷ᰥᰫᰳᰶ ᰝ᰷ᰥᰫᰳᰶ ᰀᰥᰤᰫᰳᰶ ᰃᰥᰤᰫᰳᰶ ᰅᰥᰤᰫᰳᰶ ᰎᰥᰤᰫᰳᰶ ᰑᰥᰤᰫᰳᰶ ᰓᰥᰤᰫᰳᰶ ᰕᰥᰤᰫᰳᰶ ᰝᰥᰤᰫᰳᰶ </text:p>
      <text:p text:style-name="P1"/>
      <text:p text:style-name="P2">TWO LEPCHA GIRLS </text:p>
      <text:p text:style-name="P3">᰿᱁᰿ ᰂᰦᰮᰛᰧᰶᰕᰩ ᰂᰦᰮᰛᰧᰶ ᰣᰦᰜᰬᰮᰌᰨ ᰌᰧᰜᰬ ᰣᰧᰵᰶ ᰿᱂᰿ ᰂᰦᰮᰛᰧᰶ ᰣᰦᰍᰩᰮ ᰂᰦᰮᰛᰧᰕᰩ ᰣᰦᰍᰩᰮ ᰿᱃᰿ ᰠᰛᰩᰵ ᰀᰦᰚᰫ ᰀᰤᰩᰵᰠᰦ ᰣᰦᰛᰧᰵᰶ ᰀᰦᰳᰉᰬᰳ ᰜᰧᰀᰦ ᰜᰬ ᰣᰧᰵᰶᰌᰨᰮ ᰗᰪᰮᰓᰦ ᰿᱄᰿ ᰡᰫ ᰣᰦᰛᰧᰵᰶ ᰜᰧᰰᰶᰡᰬᰳ ᰃᰩ ᰣᰦᰍᰩᰮ ᰿᱅᰿ ᰀᰦᰚᰫᰠᰦ ᰀᰤᰩᰵᰠᰦ ᰡᰬᰙᰫᰮᰛᰬ ᰠᰜᰨᰮ ᰅᰫᰰᰌᰬᰳᰓᰦᰮ ᰿᱆᰿ ᰀᰦᰚᰫᰠᰦ ᰀᰤᰩᰵ ᰡᰬᰙᰫᰮ ᰠᰜᰨᰮ ᰕᰦᰳᰡᰴ ᰣᰦᰍᰪᰮᰠᰴᰌᰨ ᰗᰪᰮ ᰕᰋᰨᰰ ᰿᱇᰿ ᰗᰪᰮ ᰕᰃᰦᰳ ᰣᰦᰀᰶ ᰣᰦᰜᰩᰵ ᰀᰦᰚᰫᰌᰨ ᰙᰫᰭᰀᰦ ᰿᱈᰿ ᰣᰨᰜᰨᰮ ᰃᰴᰍᰬ ᰣᰦᰜᰩᰵ ᰣᰦᰍᰩᰮᰌᰨ ᰚᰶ ᰕ ᰿᱉᰿ ᰀ᰷ᰥᰳᰫᰕᰦᰳᰀᰦ ᰜᰬ ᰀᰦᰚᰫ ᰠᰪᰭᰉᰧᰮᰶᰀᰦᰳ ᰀᰦᰚᰫ ᰀᰤᰩᰵᰠᰦ ᰃᰪᰰᰛᰬᰮ ᰜᰧᰭᰶᰓᰦᰰ ᰀᰥᰳ᰷ᰫᰕᰦᰳᰀᰦ ᰿᱁᱀᰿ ᰅᰫᰰ ᰣᰦᰍᰩᰮ ᰣᰨᰜᰨᰮ ᰃᰴᰍᰬ ᰿᱁᱁᰿ ᰠᰋᰦ ᰜᰧᰭᰶᰡᰴ ᰿᱁᱂᰿ ᰘᰶᰀᰊᰧᰀᰦ ᰜᰧᰭᰶᰃᰦᰳ ᰡᰨᰜᰤᰩᰭ ᰿᱁᱃᰿ ᰃᰨ ᰜᰫᰭᰝᰥᰩᰵᰛᰬ ᰜᰫᰵᰡᰨ ᰜᰤᰩᰭᰣᰦᰮ ᰿᱁᱄᰿ ᰘᰶᰀᰊᰧᰀᰦᰌᰨ ᰋᰨᰀᰦ ᰿᱁᱅᰿ ᰅᰫᰰ ᰿᱁᱆᰿ ᰀᰦᰚᰫ ᰛᰩᰵᰀᰪᰱᰠᰴᰛᰬᰮ ᰠᰜᰨᰮ ᰕᰦᰳᰡᰴ ᰿᱁᱇᰿ ᰃᰨᰜᰦ ᰡᰫᰜᰦ ᰜᰧᰰᰶ ᰕᰂᰪᰰ ᰕᰚᰰᰶ ᰣᰦᰍᰩᰮ ᰿᱁᱈᰿ ᰋᰦᰯ ᰜᰫᰵᰊᰦᰲᰡᰴ ᰠᰦ ᰠᰪᰵᰀᰦᰳᰠᰦ ᰜᰦ ᰕᰉᰧᰰᰶ ᰿᱁᱉᰿ ᰜᰧᰰᰀᰨᰌᰨ ᰣᰦᰍᰩᰮ ᰣᰦᰍᰩᰮ ᰛᰩᰵᰀᰪᰱᰠᰦ ᰟᰧᰌᰨ ᰕᰉᰧᰰᰶ ᰜᰤᰩᰭ ᰿᱂᱀᰿ ᰟᰧ ᰡᰫᰕᰦᰳᰍᰬ ᰕᰉᰧᰰᰶ ᰀᰦᰚᰫ ᰛᰤᰩᰳᰀᰪᰱ ᰕᰦᰃᰰ ᰀᰦᰚᰫᰠᰦ ᰎᰍᰨ ᰉᰧᰶ ᰿᱂᱁᰿ ᰎᰍᰨᰠᰦ ᰣᰦᰓᰥᰤᰦᰵᰛᰬ ᰡᰫ ᰅᰫᰰᰎᰫ ᰀᰠᰪᰮᰍᰪ ᰣᰨᰛᰬ ᰕᰚᰰᰶ ᰿᱂᱂᰿ ᰝᰩ ᰃᰬᰓᰫᰣᰦᰇᰭᰶᰫ ᰋᰤᰦᰭ ᰕᰋᰨᰍᰬ ᰿᱂᱃᰿ ᰃᰨ ᰋᰤᰦᰭ ᰕᰋᰨᰍᰬ ᰿᱂᱄᰿ ᰃᰬᰓᰫᰣᰦᰇᰭᰶᰠᰦ ᰣᰦᰓᰨᰠᰦ ᰣᰦᰓᰥᰤᰦᰵ ᰣᰎᰥᰦᰙᰦᰱ ᰣᰦᰕᰫᰠᰦ ᰣᰦᰡᰬᰭᰕᰧᰳᰶ ᰣᰦᰡᰬᰭᰕᰧᰳᰶᰠᰦ ᰊᰃᰥᰧᰀᰪᰱᰛᰬ ᰃᰬᰓᰫᰣᰦᰇᰫᰭ ᰃᰨᰕ ᰿᱂᱅᰿ ᰣᰬ ᰿᱂᱆᰿ ᰝᰩᰍᰪ ᰌᰦᰜᰧᰵᰶ ᰃᰥᰧ᰷ ᰀᰨᰲᰋᰨ ᰿᱂᱇᰿ ᰃᰨ ᰀᰨᰲ ᰕᰋᰨᰰ ᰣᰦᰍᰩᰮ ᰿᱂᱈᰿ ᰌᰦᰮᰠᰦᰵᰃᰥᰧ᰷ ᰀᰨᰲᰋᰨ ᰿᱂᱉᰿ <text:soft-page-break/>ᰃᰨ ᰠᰓᰦᰜᰦ ᰍᰩᰵ ᰕᰦᰋᰰ ᰣᰦᰆᰦ ᰿᱃᱀᰿ ᰀᰦᰚᰫᰌᰨ ᰌᰔᰧᰵ ᰀᰤᰩᰵᰀᰦᰜᰦ ᰃᰬᰓᰫ ᰣᰦᰇᰫᰭ ᰠᰦ ᰃᰥᰧ᰷ ᰉᰧᰰᰶᰣᰦᰮ ᰿᱃᱁᰿ ᰠᰓᰦᰌᰨ ᰿᱃᱂᰿ ᰠᰃᰩᰲᰀᰦ ᰣᰫᰰᰋᰧᰭᰶ ᰜᰤᰦᰵ ᰿᱃᱃᰿ ᰣᰦᰍᰩᰮ ᰝᰩ ᰀᰨᰲ ᰝᰦᰳᰋᰨ ᰿᱃᱄᰿ ᰃᰨ ᰀᰨᰲ ᰿᱃᱅᰿ ᰃᰨ ᰍᰩᰵ ᰕᰋᰨᰰ ᰣᰨᰓᰦᰜᰦ ᰿᱃᱆᰿ ᰀᰦᰮ ᰀᰨᰲᰡᰴ ᰜᰦᰕᰦᰳ ᰜᰬ ᰝᰩ ᰀᰤᰩᰵᰀᰦ ᰿᱃᱇᰿ ᰣᰦᰜᰩᰵ ᰃᰨ ᰀᰨᰲᰡᰨ ᰣᰦᰍᰩᰮ ᰿᱃᱈᰿ ᰀᰤᰩᰵ ᰀᰤᰩᰵᰀᰦ ᰡᰫ ᰅᰫᰰᰓᰦᰮ ᰀᰦᰮ ᰅᰭᰶ ᰃᰦᰳ ᰀᰦᰚᰫ ᰿᱃᱉᰿ ᰣᰦᰜᰩᰵᰛᰬᰍᰪ ᰃᰨ ᰀᰨᰲᰡᰨ ᰣᰦᰍᰩᰮ ᰿᱄᱀᰿ ᰛᰩᰵᰀᰪᰱᰠᰴ ᰠᰦ ᰀ᰷ᰥᰳᰫᰛᰬ ᰃᰪᰰ ᰆᰦ ᰀᰦᰳᰣᰦᰱ ᰅᰫᰰᰃᰦᰳ ᰿᱄᱁᰿ ᰀᰦᰒᰧᰭᰶᰍᰪ ᰙᰫᰭᰡᰴ ᰀᰦᰒᰧᰭᰶᰍᰪ ᰕᰙᰫᰭᰡᰴ ᰣᰨᰜᰨᰮ ᰠᰦᰭᰆᰧᰵᰶ ᰕᰅᰫᰰ ᰀᰦᰳᰍᰪ ᰣᰦᰋᰨᰵ ᰝᰥᰫᰱ ᰃᰴ ᰃᰪᰰᰍᰪ ᰝᰥᰫᰱ ᰃᰦᰳ ᰿᱄᱂᰿ ᰣᰦᰍᰩᰮ ᰃᰨ ᰕᰂᰪᰰᰡᰨᰜᰤᰩᰭᰣᰦᰮ ᰿᱄᱃᰿ ᰝᰩ ᰕᰂᰪᰰ ᰜᰧᰍᰪ ᰕᰅᰫᰰ ᰿᱄᱄᰿ ᰝᰩ ᰛᰩᰵ ᰚᰦᰵᰍᰬ ᰜᰫᰮᰀᰪᰱ ᰿᱄᱅᰿ ᰃᰨ ᰛᰩᰵ ᰃᰨ ᰛᰩᰵᰀᰪᰱᰌᰨ ᰿᱄᱆᰿ ᰣᰦᰌᰨᰠᰦ ᰀᰫᰕᰧᰵᰶ ᰡᰫ ᰿᱄᱇᰿ ᰀᰠᰪᰠᰦ ᰣᰦᰣᰧᰊᰦᰕᰧᰳᰶ ᰛᰩᰵᰀᰪᰱ ᰿᱄᱈᰿ ᰝᰩ ᰛᰩᰵᰀᰪᰱ ᰡᰫᰕᰦᰳᰍᰬ ᰎᰧ ᰛᰩᰵᰀᰪᰱ ᰕᰃᰨᰰ ᰃᰴ ᰿᱄᱉᰿ ᰣᰦᰍᰩᰮᰠᰦ ᰀᰫᰕᰧᰵᰶ ᰡᰫ ᰃᰩ ᰿᱅᱀᰿ ᰀᰠᰪᰠᰦ ᰣᰩᰵᰕᰧᰳᰶ ᰛᰩᰵᰀᰪᰱ ᰿᱅᱁᰿ ᰣᰦᰍᰩᰮᰠᰦ ᰀᰫᰕᰧᰵᰶ ᰃᰨ ᰠᰛᰩᰵᰌᰨ ᰌᰤᰨᰕ ᰿᱅᱂᰿ ᰝᰩᰍᰪ ᰀᰠᰪᰠᰦ ᰀᰫᰕᰧᰵᰶ ᰠᰛᰩᰵᰌᰨ ᰚᰮᰶᰓᰫ ᰝᰩ ᰣᰦᰆᰦᰜᰦ ᰃᰬᰭ ᰃᰦᰳ ᰛᰩᰵ ᰕᰦᰚᰬᰯ ᰠᰪᰭᰌᰪᰮᰀᰦ ᰿᱅᱃᰿ ᰀᰦᰚᰫ ᰣᰦᰜᰩᰵ ᰣᰦᰜᰨᰮ ᰓᰦᰮᰍᰪ ᰕᰅᰫᰰ ᰿᱅᱄᰿ ᰀᰤᰩᰵᰀᰦ ᰅᰭᰶ ᰃᰦᰳ ᰛᰩᰵᰀᰪᰱᰠᰴ ᰠᰓᰦᰠᰓᰦ ᰗᰩᰮᰣᰦᰮ ᰠᰓᰦ ᰓᰥᰦᰮᰣᰦᰮ ᰿᱅᱅᰿ ᰣᰦᰜᰩᰵ ᰝᰩ ᰃᰨ ᰕᰚᰰᰶ ᰜᰧᰍᰪ ᰕᰜᰧᰰᰶ ᰿᱅᱆᰿ ᰀᰦᰚᰫ ᰀᰨᰲᰍᰪ ᰜᰩᰮᰍᰪ ᰛᰩᰵᰀᰪᰱᰠᰦ ᰠᰦᰭᰗᰪᰮ ᰊᰤᰵᰶᰠᰦ ᰋᰤᰦᰭᰀᰦ ᰣᰦᰕᰫᰠᰦ ᰌᰫᰵᰃᰧᰳᰶ ᰜᰦ ᰗᰪᰮᰀᰦ ᰣᰦᰓᰥᰤᰦᰵ ᰕ ᰀᰤᰩᰯᰍᰬᰀᰦ ᰿᱅᱇᰿ ᰀᰦᰚᰫ ᰛᰩᰵᰀᰪᰱᰛᰬ ᰠᰦᰓᰦᰍᰪ ᰣᰧᰳᰶ ᰿᱅᱈᰿ ᰆᰫᰍᰪ ᰿᱅᱉᰿ ᰝᰩ ᰋᰤᰦᰭᰣᰦᰮ ᰿᱆᱀᰿ ᰣᰨᰛᰬ ᰃᰨ ᰣᰦᰕᰫᰓᰨᰍᰪ ᰀᰦᰮᰀᰦᰮ ᰌᰪᰰᰣᰦᰮᰋᰨᰍᰪ ᰜᰧ ᰕᰦ ᰿᱆᱁᰿ ᰀᰦᰚᰫ ᰛᰩᰵᰀᰪᰱᰠᰦ ᰊᰰᰶᰀᰦ <text:soft-page-break/>ᰣᰦᰜᰨᰮ ᰙᰫᰭᰍᰪ ᰣᰦᰛᰤᰫᰮ ᰅᰫᰰᰍᰪ ᰿᱆᱂᰿ ᰀᰦᰚᰫ ᰊᰤᰵᰶ ᰃᰪᰰ ᰀᰤᰩᰵᰀᰦ ᰀᰨᰲᰀᰦ ᰿᱆᱃᰿ ᰅᰫᰰ ᰣᰦᰍᰩᰮ ᰀᰨᰲᰀᰦ ᰣᰦᰜᰩᰵ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ingzat1" svg:font-family="Mingzat" style:font-family-generic="roman"/>
    <style:font-face style:name="Minion Pro" svg:font-family="'Minion Pro'" style:font-family-generic="roman"/>
    <style:font-face style:name="Mingzat" svg:font-family="Mingzat"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byssinica SI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5b_No_20_Paragraph_20_Style_5d_" style:display-name="[No Paragraph Style]"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middle" style:writing-mode="lr-tb"/>
      <style:text-properties style:text-line-through-style="none" style:font-name="Minion Pro" fo:font-size="12pt" fo:letter-spacing="normal" fo:language="en" fo:country="US" fo:font-style="normal" style:text-underline-style="none" fo:font-weight="normal"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style:contextual-spacing="false" fo:text-align="start" style:justify-single-word="false" fo:text-indent="0in" style:auto-text-indent="false" style:vertical-align="middle"/>
      <style:text-properties style:text-line-through-style="none" style:font-name="Minion Pro" fo:font-size="12pt" fo:letter-spacing="normal" fo:language="en" fo:country="US" fo:font-style="normal" style:text-underline-style="none" fo:font-weight="normal" style:font-size-asian="12pt" style:font-style-asian="normal" style:font-weight-asian="normal" style:text-emphasize="none" style:text-scale="10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A. Priest</meta:initial-creator>
    <meta:editing-cycles>14</meta:editing-cycles>
    <meta:creation-date>2011-10-28T22:31:00</meta:creation-date>
    <dc:date>2013-09-25T10:31:11.359000000</dc:date>
    <meta:editing-duration>PT4M11S</meta:editing-duration>
    <meta:generator>LibreOffice/4.1.1.2$Windows_x86 LibreOffice_project/7e4286b58adc75a14f6d83f53a03b6c11fa2903</meta:generator>
    <meta:document-statistic meta:table-count="0" meta:image-count="0" meta:object-count="0" meta:page-count="17" meta:paragraph-count="97" meta:word-count="3862" meta:character-count="8850" meta:non-whitespace-character-count="5037"/>
    <meta:user-defined meta:name="AppVersion">14.0000</meta:user-defined>
    <meta:user-defined meta:name="Company">SIL International #16 (LicenseManager_SIL@sil.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